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</text:user-field-decls>
      <text:p text:style-name="P14">Le <text:date style:data-style-name="N37" text:date-value="2009-05-28T08:51:16.99">28/05/09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rsa_numdemrsa">dossier_rsa_numdemrsa</text:user-field-get></text:p>
      <text:p text:style-name="P3"/>
      <text:p text:style-name="P3"/>
      <text:p text:style-name="P13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èle 1 : Orientation CG ou MSA</dc:title>
    <meta:initial-creator>Administrateur</meta:initial-creator>
    <meta:creation-date>2009-05-07T12:55:00</meta:creation-date>
    <dc:creator>aauzolat</dc:creator>
    <dc:date>2009-05-28T08:51:17</dc:date>
    <meta:print-date>2009-05-07T13:04:00</meta:print-date>
    <meta:editing-cycles>10</meta:editing-cycles>
    <meta:editing-duration>PT1H20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142" meta:character-count="886"/>
  </office:meta>
</office:document-meta>
</file>